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O" svg:font-family="'Linux Libertine O'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">
      <style:text-properties fo:color="#3465a4" loext:opacity="100%" style:font-name="Linux Libertine O" fo:font-size="14pt" fo:font-weight="bold" officeooo:rsid="00200472" officeooo:paragraph-rsid="00206214" style:font-name-asian="Noto Sans CJK SC Regular" style:font-size-asian="14pt" style:font-weight-asian="bold" style:font-name-complex="FreeSans1" style:font-size-complex="14pt" style:font-weight-complex="bold"/>
    </style:style>
    <style:style style:name="P2" style:family="paragraph" style:parent-style-name="Heading">
      <style:text-properties officeooo:paragraph-rsid="00200472"/>
    </style:style>
    <style:style style:name="P3" style:family="paragraph" style:parent-style-name="Standard">
      <style:text-properties officeooo:paragraph-rsid="00200472"/>
    </style:style>
    <style:style style:name="P4" style:family="paragraph" style:parent-style-name="Standard">
      <style:text-properties style:font-name="Linux Libertine O" officeooo:rsid="00200472" officeooo:paragraph-rsid="00200472"/>
    </style:style>
    <style:style style:name="P5" style:family="paragraph" style:parent-style-name="Standard">
      <style:text-properties style:font-name="Linux Libertine O" officeooo:rsid="00200472" officeooo:paragraph-rsid="00206214"/>
    </style:style>
    <style:style style:name="P6" style:family="paragraph" style:parent-style-name="Standard">
      <style:text-properties style:font-name="Linux Libertine O" officeooo:rsid="0010b024" officeooo:paragraph-rsid="0010b024"/>
    </style:style>
    <style:style style:name="P7" style:family="paragraph" style:parent-style-name="Standard">
      <style:text-properties style:font-name="Linux Libertine O" officeooo:paragraph-rsid="00200472"/>
    </style:style>
    <style:style style:name="P8" style:family="paragraph" style:parent-style-name="Standard">
      <style:text-properties style:font-name="Linux Libertine O" officeooo:rsid="00206214" officeooo:paragraph-rsid="00206214"/>
    </style:style>
    <style:style style:name="P9" style:family="paragraph" style:parent-style-name="Standard">
      <style:text-properties style:font-name="Linux Libertine O" officeooo:rsid="002af802" officeooo:paragraph-rsid="002af802"/>
    </style:style>
    <style:style style:name="P10" style:family="paragraph" style:parent-style-name="Standard">
      <style:text-properties style:font-name="Linux Libertine O" officeooo:rsid="002b8524" officeooo:paragraph-rsid="002b8524"/>
    </style:style>
    <style:style style:name="P11" style:family="paragraph" style:parent-style-name="Heading_20_1">
      <style:text-properties officeooo:paragraph-rsid="001fbc4b"/>
    </style:style>
    <style:style style:name="T1" style:family="text">
      <style:text-properties officeooo:rsid="00165056"/>
    </style:style>
    <style:style style:name="T2" style:family="text">
      <style:text-properties officeooo:rsid="00206214"/>
    </style:style>
    <style:style style:name="T3" style:family="text">
      <style:text-properties officeooo:rsid="0022284b"/>
    </style:style>
    <style:style style:name="T4" style:family="text">
      <style:text-properties fo:color="#3465a4" loext:opacity="100%" style:font-name="Linux Libertine O" fo:font-weight="bold" style:font-weight-asian="bold" style:font-weight-complex="bold"/>
    </style:style>
    <style:style style:name="T5" style:family="text">
      <style:text-properties fo:color="#3465a4" loext:opacity="100%" style:font-name="Linux Libertine O" fo:font-weight="bold" officeooo:rsid="002574ac" style:font-weight-asian="bold" style:font-weight-complex="bold"/>
    </style:style>
    <style:style style:name="T6" style:family="text">
      <style:text-properties fo:color="#3465a4" loext:opacity="100%" style:font-name="Linux Libertine O" fo:font-weight="bold" officeooo:rsid="002a27d1" style:font-weight-asian="bold" style:font-weight-complex="bold"/>
    </style:style>
    <style:style style:name="T7" style:family="text">
      <style:text-properties fo:color="#3465a4" loext:opacity="100%" style:font-name="Linux Libertine O" fo:font-size="14pt" fo:font-weight="bold" style:font-name-asian="Noto Sans CJK SC Regular" style:font-size-asian="14pt" style:font-weight-asian="bold" style:font-name-complex="FreeSans1" style:font-size-complex="14pt" style:font-weight-complex="bold"/>
    </style:style>
    <style:style style:name="T8" style:family="text">
      <style:text-properties fo:color="#3465a4" loext:opacity="100%" style:font-name="Linux Libertine O" fo:font-size="14pt" fo:font-weight="bold" officeooo:rsid="0023a322" style:font-name-asian="Noto Sans CJK SC Regular" style:font-size-asian="14pt" style:font-weight-asian="bold" style:font-name-complex="FreeSans1" style:font-size-complex="14pt" style:font-weight-complex="bold"/>
    </style:style>
    <style:style style:name="T9" style:family="text">
      <style:text-properties fo:color="#3465a4" loext:opacity="100%" style:font-name="Linux Libertine O" fo:font-size="14pt" fo:font-weight="bold" officeooo:rsid="00200472" style:font-name-asian="Noto Sans CJK SC Regular" style:font-size-asian="14pt" style:font-weight-asian="bold" style:font-name-complex="FreeSans1" style:font-size-complex="14pt" style:font-weight-complex="bold"/>
    </style:style>
    <style:style style:name="T10" style:family="text">
      <style:text-properties fo:color="#3465a4" loext:opacity="100%" style:font-name="Linux Libertine O" fo:font-size="14pt" fo:font-weight="bold" officeooo:rsid="002574ac" style:font-name-asian="Noto Sans CJK SC Regular" style:font-size-asian="14pt" style:font-weight-asian="bold" style:font-name-complex="FreeSans1" style:font-size-complex="14pt" style:font-weight-complex="bold"/>
    </style:style>
    <style:style style:name="T11" style:family="text">
      <style:text-properties officeooo:rsid="002574ac"/>
    </style:style>
    <style:style style:name="T12" style:family="text">
      <style:text-properties officeooo:rsid="0028b320"/>
    </style:style>
    <style:style style:name="T13" style:family="text">
      <style:text-properties officeooo:rsid="002af802"/>
    </style:style>
    <style:style style:name="T14" style:family="text">
      <style:text-properties style:font-name="Linux Libertine O" officeooo:rsid="002af802"/>
    </style:style>
    <style:style style:name="T15" style:family="text">
      <style:text-properties style:font-name="Linux Libertine O" officeooo:rsid="00200472"/>
    </style:style>
    <style:style style:name="T16" style:family="text">
      <style:text-properties style:font-name="Linux Libertine O" officeooo:rsid="00338937"/>
    </style:style>
    <style:style style:name="T17" style:family="text">
      <style:text-properties style:font-name="Linux Libertine O" officeooo:rsid="0024ca88"/>
    </style:style>
    <style:style style:name="T18" style:family="text">
      <style:text-properties style:font-name="Linux Libertine O" officeooo:rsid="002574ac"/>
    </style:style>
    <style:style style:name="T19" style:family="text">
      <style:text-properties style:font-name="Linux Libertine O" officeooo:rsid="0035686f"/>
    </style:style>
    <style:style style:name="T20" style:family="text">
      <style:text-properties style:font-name="Linux Libertine O" officeooo:rsid="0037613f"/>
    </style:style>
    <style:style style:name="T21" style:family="text">
      <style:text-properties fo:color="#004586" loext:opacity="100%" style:font-name="Linux Libertine O" fo:font-size="18.2000007629395pt" officeooo:rsid="001fbc4b" style:font-size-asian="18.2000007629395pt" style:font-size-complex="18.2000007629395pt" style:font-weight-complex="600"/>
    </style:style>
    <style:style style:name="T22" style:family="text">
      <style:text-properties fo:color="#004586" loext:opacity="100%" style:font-name="Linux Libertine O" fo:font-size="18.2000007629395pt" officeooo:rsid="0025461a" style:font-size-asian="18.2000007629395pt" style:font-size-complex="18.2000007629395pt" style:font-weight-complex="600"/>
    </style:style>
    <style:style style:name="T23" style:family="text">
      <style:text-properties fo:color="#004586" loext:opacity="100%" style:font-name="Linux Libertine O" fo:font-size="18.2000007629395pt" officeooo:rsid="00369116" style:font-size-asian="18.2000007629395pt" style:font-size-complex="18.2000007629395pt" style:font-weight-complex="600"/>
    </style:style>
    <style:style style:name="T24" style:family="text">
      <style:text-properties officeooo:rsid="0032cca0"/>
    </style:style>
    <style:style style:name="T25" style:family="text">
      <style:text-properties officeooo:rsid="00338937"/>
    </style:style>
    <style:style style:name="T26" style:family="text">
      <style:text-properties officeooo:rsid="0035686f"/>
    </style:style>
    <style:style style:name="T27" style:family="text">
      <style:text-properties officeooo:rsid="0036162c"/>
    </style:style>
    <style:style style:name="T28" style:family="text">
      <style:text-properties officeooo:rsid="00383b7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" text:outline-level="1"><text:span text:style-name="T21">Sausage casserole (8 portions; </text:span><text:span text:style-name="T23">3</text:span><text:span text:style-name="T22"> hours</text:span><text:span text:style-name="T21">)</text:span></text:h>
      <text:p text:style-name="P10">Replace the sausages with an extra tin of beans and/or veggies to make this vegetarian.</text:p>
      <text:p text:style-name="P10">For gluten-free, check the sausages, stock, and gravy granules.</text:p>
      <text:p text:style-name="P10"/>
      <text:p text:style-name="Heading"><text:span text:style-name="T4">For the </text:span><text:span text:style-name="T10">casserole Act I</text:span><text:span text:style-name="T5"> (about 45 min </text:span><text:span text:style-name="T6">prep</text:span><text:span text:style-name="T5">)</text:span></text:p>
      <text:p text:style-name="P4">1 large casserole dish – <text:span text:style-name="T11">note this gets very heavy once full.</text:span></text:p>
      <text:p text:style-name="P4"/>
      <text:p text:style-name="P4">8 sausages (<text:span text:style-name="T3">i.e. 1 per portion; add more if desired</text:span>)</text:p>
      <text:p text:style-name="P4">2 onions</text:p>
      <text:p text:style-name="P4">3-4 cloves garlic</text:p>
      <text:p text:style-name="P4"><text:span text:style-name="T26">1 large</text:span> trimmed leek <text:span text:style-name="T26">(~</text:span><text:span text:style-name="T27">2</text:span><text:span text:style-name="T26">50g)</text:span></text:p>
      <text:p text:style-name="P4">3 medium-large carrots</text:p>
      <text:p text:style-name="P4"/>
      <text:p text:style-name="P4">1 tin peeled plum tomatoes</text:p>
      <text:p text:style-name="P4">1 tin black-eye beans</text:p>
      <text:p text:style-name="P4">1 tin butter or canellini beans</text:p>
      <text:p text:style-name="P4"/>
      <text:p text:style-name="P9"><text:span text:style-name="T25">3</text:span> <text:span text:style-name="T25">rounded</text:span> tsp smoked paprika</text:p>
      <text:p text:style-name="P3"><text:span text:style-name="T16">3</text:span><text:span text:style-name="T14"> rounded tsp </text:span><text:span text:style-name="T15">mixed herbs</text:span></text:p>
      <text:p text:style-name="P4">pinch of cayenne pepper</text:p>
      <text:p text:style-name="P4"><text:span text:style-name="T28">5</text:span> tsp grainy mustard</text:p>
      <text:p text:style-name="P4"><text:span text:style-name="T24">2</text:span> pot<text:span text:style-name="T24">s</text:span>/cube<text:span text:style-name="T24">s</text:span> beef stock</text:p>
      <text:p text:style-name="P4"><text:span text:style-name="T28">2</text:span><text:span text:style-name="T13"> tbsp </text:span>gravy granules</text:p>
      <text:p text:style-name="P4"/>
      <text:p text:style-name="P4"/>
      <text:p text:style-name="P3"><text:span text:style-name="T15">Cut the onions into chunks, chop the garlic, and slice the leeks. </text:span><text:span text:style-name="T20">Scrub</text:span><text:span text:style-name="T15"> the carrots &amp; cut into whichever shapes most stir the soul. </text:span><text:span text:style-name="T17">Drain and rinse the beans. </text:span><text:span text:style-name="T18">Preheat the oven to </text:span><text:span text:style-name="T19">180 degrees</text:span><text:span text:style-name="T18">.</text:span></text:p>
      <text:p text:style-name="P4"/>
      <text:p text:style-name="P4">Put everything into the casserole dish <text:span text:style-name="T11">(including herbs, spices, and stocks)</text:span> and fill with enough hot water to cover everything – leave a <text:span text:style-name="T11">3cm</text:span> gap from the <text:span text:style-name="T11">water level to the </text:span>top of the pot.</text:p>
      <text:p text:style-name="P4"/>
      <text:p text:style-name="P4">Oven for <text:span text:style-name="T26">2</text:span><text:span text:style-name="T12"> </text:span>hours, <text:span text:style-name="T26">s</text:span><text:span text:style-name="T11">tir</text:span> about half way through.</text:p>
      <text:p text:style-name="P6"/>
      <text:p text:style-name="P2"><text:span text:style-name="T7">For the </text:span><text:span text:style-name="T9">casserole </text:span><text:span text:style-name="T8">Act</text:span><text:span text:style-name="T9"> II</text:span></text:p>
      <text:p text:style-name="P4">1 courgette</text:p>
      <text:p text:style-name="P4"><text:span text:style-name="T26">1</text:span> papple</text:p>
      <text:p text:style-name="P4"/>
      <text:p text:style-name="P4"/>
      <text:p text:style-name="P4">Chop the ingredients into chunks and add to the pot. <text:span text:style-name="T24">Top up water if needed. </text:span>Stir carefully.</text:p>
      <text:p text:style-name="P4">Return to the oven for a further 45min.</text:p>
      <text:p text:style-name="P7"/>
      <text:p text:style-name="P1"><text:span text:style-name="T1">For</text:span> <text:span text:style-name="T2">half-size in slow cooker</text:span></text:p>
      <text:p text:style-name="P8">Half the amount (4 sausages, and a cut-down selection of veg) can be cooked in about 3 hours on high in a small slow cooker.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O" svg:font-family="'Linux Libertine O'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style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style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99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-image-width="0cm" draw:fill-image-height="0cm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 draw:fill-image-width="0cm" draw:fill-image-height="0cm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29T13:41:09.314438554</meta:creation-date>
    <dc:date>2025-04-14T18:17:15.692038152</dc:date>
    <meta:editing-duration>PT36M56S</meta:editing-duration>
    <meta:editing-cycles>36</meta:editing-cycles>
    <meta:generator>LibreOffice/7.3.7.2$Linux_X86_64 LibreOffice_project/30$Build-2</meta:generator>
    <meta:document-statistic meta:table-count="0" meta:image-count="0" meta:object-count="0" meta:page-count="1" meta:paragraph-count="29" meta:word-count="256" meta:character-count="1390" meta:non-whitespace-character-count="1161"/>
  </office:meta>
</office:document-meta>
</file>